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3b8"/>
    </style:style>
    <style:style style:name="P2" style:family="paragraph" style:parent-style-name="Standard">
      <style:paragraph-properties fo:text-align="start" style:justify-single-word="false"/>
      <style:text-properties officeooo:paragraph-rsid="001c63b8"/>
    </style:style>
    <style:style style:name="P3" style:family="paragraph" style:parent-style-name="Standard">
      <style:paragraph-properties fo:text-align="start" style:justify-single-word="false"/>
      <style:text-properties officeooo:paragraph-rsid="0021402e"/>
    </style:style>
    <style:style style:name="P4" style:family="paragraph" style:parent-style-name="Standard">
      <style:paragraph-properties fo:text-align="start" style:justify-single-word="false"/>
      <style:text-properties officeooo:paragraph-rsid="00285509"/>
    </style:style>
    <style:style style:name="P5" style:family="paragraph" style:parent-style-name="Standard">
      <style:paragraph-properties fo:text-align="start" style:justify-single-word="false"/>
      <style:text-properties officeooo:paragraph-rsid="002bc3d5"/>
    </style:style>
    <style:style style:name="P6" style:family="paragraph" style:parent-style-name="Standard">
      <style:paragraph-properties fo:text-align="start" style:justify-single-word="false"/>
      <style:text-properties officeooo:paragraph-rsid="002cfe7b"/>
    </style:style>
    <style:style style:name="P7" style:family="paragraph" style:parent-style-name="Standard">
      <style:paragraph-properties fo:text-align="start" style:justify-single-word="false"/>
      <style:text-properties officeooo:paragraph-rsid="002ea3b9"/>
    </style:style>
    <style:style style:name="P8" style:family="paragraph" style:parent-style-name="Standard">
      <style:paragraph-properties fo:text-align="start" style:justify-single-word="false"/>
      <style:text-properties officeooo:paragraph-rsid="0030d9d8"/>
    </style:style>
    <style:style style:name="P9" style:family="paragraph" style:parent-style-name="Standard">
      <style:paragraph-properties fo:text-align="start" style:justify-single-word="false"/>
      <style:text-properties officeooo:paragraph-rsid="0037df1e"/>
    </style:style>
    <style:style style:name="P10" style:family="paragraph" style:parent-style-name="Standard">
      <style:paragraph-properties fo:text-align="start" style:justify-single-word="false"/>
      <style:text-properties officeooo:paragraph-rsid="0043b0f9"/>
    </style:style>
    <style:style style:name="T1" style:family="text">
      <style:text-properties officeooo:rsid="001c63b8"/>
    </style:style>
    <style:style style:name="T2" style:family="text">
      <style:text-properties officeooo:rsid="001e14e9"/>
    </style:style>
    <style:style style:name="T3" style:family="text">
      <style:text-properties officeooo:rsid="001fc9b5"/>
    </style:style>
    <style:style style:name="T4" style:family="text">
      <style:text-properties officeooo:rsid="00206a2f"/>
    </style:style>
    <style:style style:name="T5" style:family="text">
      <style:text-properties officeooo:rsid="0021402e"/>
    </style:style>
    <style:style style:name="T6" style:family="text">
      <style:text-properties officeooo:rsid="0022bb00"/>
    </style:style>
    <style:style style:name="T7" style:family="text">
      <style:text-properties officeooo:rsid="0022d4f4"/>
    </style:style>
    <style:style style:name="T8" style:family="text">
      <style:text-properties officeooo:rsid="002355e9"/>
    </style:style>
    <style:style style:name="T9" style:family="text">
      <style:text-properties officeooo:rsid="00241048"/>
    </style:style>
    <style:style style:name="T10" style:family="text">
      <style:text-properties officeooo:rsid="0025f8d9"/>
    </style:style>
    <style:style style:name="T11" style:family="text">
      <style:text-properties officeooo:rsid="0026bb6d"/>
    </style:style>
    <style:style style:name="T12" style:family="text">
      <style:text-properties officeooo:rsid="0026f216"/>
    </style:style>
    <style:style style:name="T13" style:family="text">
      <style:text-properties officeooo:rsid="00285509"/>
    </style:style>
    <style:style style:name="T14" style:family="text">
      <style:text-properties officeooo:rsid="0029ea10"/>
    </style:style>
    <style:style style:name="T15" style:family="text">
      <style:text-properties officeooo:rsid="002bc3d5"/>
    </style:style>
    <style:style style:name="T16" style:family="text">
      <style:text-properties officeooo:rsid="002cf5cc"/>
    </style:style>
    <style:style style:name="T17" style:family="text">
      <style:text-properties officeooo:rsid="002cfe7b"/>
    </style:style>
    <style:style style:name="T18" style:family="text">
      <style:text-properties officeooo:rsid="002ea3b9"/>
    </style:style>
    <style:style style:name="T19" style:family="text">
      <style:text-properties officeooo:rsid="00300d37"/>
    </style:style>
    <style:style style:name="T20" style:family="text">
      <style:text-properties officeooo:rsid="0030d9d8"/>
    </style:style>
    <style:style style:name="T21" style:family="text">
      <style:text-properties officeooo:rsid="003296f2"/>
    </style:style>
    <style:style style:name="T22" style:family="text">
      <style:text-properties officeooo:rsid="0033899a"/>
    </style:style>
    <style:style style:name="T23" style:family="text">
      <style:text-properties officeooo:rsid="00345f9b"/>
    </style:style>
    <style:style style:name="T24" style:family="text">
      <style:text-properties officeooo:rsid="00364543"/>
    </style:style>
    <style:style style:name="T25" style:family="text">
      <style:text-properties officeooo:rsid="0037df1e"/>
    </style:style>
    <style:style style:name="T26" style:family="text">
      <style:text-properties officeooo:rsid="0039d679"/>
    </style:style>
    <style:style style:name="T27" style:family="text">
      <style:text-properties officeooo:rsid="0039ffb5"/>
    </style:style>
    <style:style style:name="T28" style:family="text">
      <style:text-properties officeooo:rsid="003a431c"/>
    </style:style>
    <style:style style:name="T29" style:family="text">
      <style:text-properties officeooo:rsid="003a6ade"/>
    </style:style>
    <style:style style:name="T30" style:family="text">
      <style:text-properties officeooo:rsid="003c2dd8"/>
    </style:style>
    <style:style style:name="T31" style:family="text">
      <style:text-properties officeooo:rsid="003ceab8"/>
    </style:style>
    <style:style style:name="T32" style:family="text">
      <style:text-properties officeooo:rsid="003e2d8a"/>
    </style:style>
    <style:style style:name="T33" style:family="text">
      <style:text-properties officeooo:rsid="003fb0cd"/>
    </style:style>
    <style:style style:name="T34" style:family="text">
      <style:text-properties officeooo:rsid="0040b62d"/>
    </style:style>
    <style:style style:name="T35" style:family="text">
      <style:text-properties officeooo:rsid="00418c0d"/>
    </style:style>
    <style:style style:name="T36" style:family="text">
      <style:text-properties officeooo:rsid="00425bed"/>
    </style:style>
    <style:style style:name="T37" style:family="text">
      <style:text-properties officeooo:rsid="0043b0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tion for pCorrect as it is written for SquirrelGPU.</text:span></text:p>
      <text:p text:style-name="P1"><text:span text:style-name="T1"/></text:p>
      <text:p text:style-name="P2"><text:span text:style-name="T1"><text:tab/>pCorrect is the name of an implementation of a perspective correction algorithm using basic camera data. It accepts camera data and an image (to get its size), then produces a set of corrected points that represent the image as it was before a photograph was taken of it. </text:span><text:span text:style-name="T2">It is an integral part of area calculation, as it can determine how large each area should be relative to all of the others given distance from the camera, etc.</text:span></text:p>
      <text:p text:style-name="P2"><text:span text:style-name="T2"/></text:p>
      <text:p text:style-name="P2"><text:span text:style-name="T2"><text:tab/></text:span><text:span text:style-name="T3">For SquirrelGPU, the entry point for this algorithm is stored in class pCorrectJavaFallback. </text:span><text:span text:style-name="T4">This class contains only one method: transformImage(), which accepts various data and corrects an image file stored on the device. A detailed description of all classes and algorithms follows:</text:span></text:p>
      <text:p text:style-name="P2"><text:span text:style-name="T4"/></text:p>
      <text:p text:style-name="P3"><text:span text:style-name="T5">class pCorrectJavaFallback:</text:span></text:p>
      <text:p text:style-name="P3"><text:span text:style-name="T5"><text:tab/>public void transformImage()</text:span></text:p>
      <text:p text:style-name="P3"><text:span text:style-name="T5"><text:tab/><text:tab/>Args: pCorrectCamera camera, String infile, String outFileLocation, double <text:tab/><text:tab/><text:tab/><text:tab/><text:tab/>totalViewAngle.</text:span></text:p>
      <text:p text:style-name="P3"><text:span text:style-name="T5"><text:tab/><text:tab/>Description: Corrects the image given various data contained in the pCorrectCamera and <text:tab/><text:tab/><text:tab/>totalViewAngle.</text:span></text:p>
      <text:p text:style-name="P3"><text:span text:style-name="T5"><text:tab/><text:tab/>Algorithm:</text:span></text:p>
      <text:p text:style-name="P3"><text:span text:style-name="T5"><text:tab/><text:tab/><text:tab/>Declare variables, including the input plane, intermediate plane, and an array of <text:tab/><text:tab/><text:tab/><text:tab/><text:tab/>output points that will represent th</text:span><text:span text:style-name="T6">e various stages of correction.</text:span></text:p>
      <text:p text:style-name="P3"><text:span text:style-name="T6"><text:tab/><text:tab/><text:tab/>Load the input image.</text:span></text:p>
      <text:p text:style-name="P3"><text:span text:style-name="T6"><text:tab/><text:tab/><text:tab/>Get the height and width of the image.</text:span></text:p>
      <text:p text:style-name="P3"><text:span text:style-name="T6"><text:tab/><text:tab/><text:tab/>Triangulate how far away the camera is from the original image plane.</text:span></text:p>
      <text:p text:style-name="P3"><text:span text:style-name="T6"><text:tab/><text:tab/><text:tab/></text:span><text:span text:style-name="T7">Set various camera data for the correction. Set the roll to 0 to prevent further <text:tab/><text:tab/><text:tab/><text:tab/><text:tab/>unnecessary distortion, and set azimuth to 270 to simulate the camera <text:tab/><text:tab/><text:tab/><text:tab/><text:tab/>being on the other side of the image plane, so that it may get an inverse <text:tab/><text:tab/><text:tab/><text:tab/><text:tab/>image.</text:span></text:p>
      <text:p text:style-name="P3"><text:span text:style-name="T7"><text:tab/><text:tab/><text:tab/></text:span><text:span text:style-name="T8">Set the x and y coordinates for the new, inverted camera.</text:span></text:p>
      <text:p text:style-name="P3"><text:span text:style-name="T8"><text:tab/><text:tab/><text:tab/></text:span><text:span text:style-name="T9">Set the points on the input plane that will represent the vertices of the unchanged <text:tab/><text:tab/><text:tab/><text:tab/>image.</text:span></text:p>
      <text:p text:style-name="P3"><text:span text:style-name="T9"><text:tab/><text:tab/><text:tab/></text:span><text:span text:style-name="T10">Produce an intermediate plane from the input plane. This produces a 3d plane <text:tab/><text:tab/><text:tab/><text:tab/><text:tab/>from the original 2d image plane.</text:span></text:p>
      <text:p text:style-name="P3"><text:span text:style-name="T10"><text:tab/><text:tab/><text:tab/></text:span><text:span text:style-name="T11">Calculate the 2d corners for the output image.</text:span></text:p>
      <text:p text:style-name="P3"><text:span text:style-name="T11"><text:tab/><text:tab/><text:tab/>Set the new image size to the original times some scaling factor.</text:span></text:p>
      <text:p text:style-name="P3"><text:span text:style-name="T11"><text:tab/><text:tab/><text:tab/>Create a double array from the original photo vertices.</text:span></text:p>
      <text:p text:style-name="P3"><text:span text:style-name="T11"><text:tab/><text:tab/><text:tab/></text:span><text:span text:style-name="T12">Create a double array from the corrected vertices.</text:span></text:p>
      <text:p text:style-name="P3"><text:span text:style-name="T12"><text:tab/><text:tab/><text:tab/>Apply a transformation.</text:span></text:p>
      <text:p text:style-name="P3"><text:span text:style-name="T12"><text:tab/><text:tab/><text:tab/>Write the final image to storage.</text:span></text:p>
      <text:p text:style-name="P4"><text:span text:style-name="T13">End class pCorrectJavaFallback.</text:span></text:p>
      <text:p text:style-name="P4"><text:span text:style-name="T13"/></text:p>
      <text:p text:style-name="P4"><text:span text:style-name="T13">Class pCorrectCamera:</text:span></text:p>
      <text:p text:style-name="P4"><text:span text:style-name="T13"><text:tab/>Public data:</text:span></text:p>
      <text:p text:style-name="P4"><text:span text:style-name="T13"><text:tab/><text:tab/>double roll, azimuth, pitch, height, x, and y.</text:span></text:p>
      <text:p text:style-name="P4"><text:span text:style-name="T13"><text:tab/></text:span><text:span text:style-name="T14">public void invertCamera()</text:span></text:p>
      <text:p text:style-name="P4"><text:span text:style-name="T14"><text:tab/><text:tab/>Args: none.</text:span></text:p>
      <text:p text:style-name="P4"><text:span text:style-name="T14"><text:tab/><text:tab/>Description: Inverts various values to produce a final inverted camera.</text:span></text:p>
      <text:p text:style-name="P4"><text:span text:style-name="T14"><text:tab/><text:tab/>Algorithm:</text:span></text:p>
      <text:p text:style-name="P4"><text:span text:style-name="T14"><text:tab/><text:tab/><text:tab/>Increase pitch and roll by 180 degrees.</text:span></text:p>
      <text:p text:style-name="P4"><text:soft-page-break/><text:span text:style-name="T14"><text:tab/><text:tab/><text:tab/>Set the azimuth equal to 90 degrees.</text:span></text:p>
      <text:p text:style-name="P4"><text:span text:style-name="T14"><text:tab/></text:span><text:span text:style-name="T19">p</text:span><text:span text:style-name="T14">ublic void adjPitch()</text:span></text:p>
      <text:p text:style-name="P4"><text:span text:style-name="T14"><text:tab/><text:tab/>Args: none.</text:span></text:p>
      <text:p text:style-name="P4"><text:span text:style-name="T14"><text:tab/><text:tab/>Description: Not used. Was originally going to be used to keep the pitch within a <text:tab/><text:tab/><text:tab/><text:tab/>reasonable range.</text:span></text:p>
      <text:p text:style-name="P4"><text:span text:style-name="T14"><text:tab/><text:tab/></text:span><text:span text:style-name="T15">Algorithm:</text:span></text:p>
      <text:p text:style-name="P4"><text:span text:style-name="T15"><text:tab/><text:tab/><text:tab/>if the pitch is greater than 360 degrees:</text:span></text:p>
      <text:p text:style-name="P4"><text:span text:style-name="T15"><text:tab/><text:tab/><text:tab/><text:tab/>then decrease it by 360 degrees.</text:span></text:p>
      <text:p text:style-name="P5"><text:span text:style-name="T15">End class pCorrect</text:span><text:span text:style-name="T16">Camera</text:span><text:span text:style-name="T15">.</text:span></text:p>
      <text:p text:style-name="P3"><text:span text:style-name="T11"><text:tab/><text:tab/><text:tab/></text:span></text:p>
      <text:p text:style-name="P6"><text:span text:style-name="T17">Class pCorrectPoint:</text:span></text:p>
      <text:p text:style-name="P6"><text:span text:style-name="T17"><text:tab/>Public data:</text:span></text:p>
      <text:p text:style-name="P6"><text:span text:style-name="T17"><text:tab/><text:tab/>double x, y, z.</text:span></text:p>
      <text:p text:style-name="P6"><text:span text:style-name="T17"><text:tab/>Constructor 1:</text:span></text:p>
      <text:p text:style-name="P6"><text:span text:style-name="T17"><text:tab/><text:tab/>Args: none</text:span></text:p>
      <text:p text:style-name="P6"><text:span text:style-name="T17"><text:tab/><text:tab/>Description: Sets all internal data to 0.</text:span></text:p>
      <text:p text:style-name="P6"><text:span text:style-name="T17"><text:tab/><text:tab/>Algorithm:</text:span></text:p>
      <text:p text:style-name="P6"><text:span text:style-name="T17"><text:tab/><text:tab/><text:tab/>Set x, y, and z to 0.</text:span></text:p>
      <text:p text:style-name="P6"><text:span text:style-name="T17"><text:tab/>Constructor 2:</text:span></text:p>
      <text:p text:style-name="P6"><text:span text:style-name="T17"><text:tab/><text:tab/>Args: double newX, newY, newZ.</text:span></text:p>
      <text:p text:style-name="P6"><text:span text:style-name="T17"><text:tab/><text:tab/>Description: Sets all internal data to the args. Not used.</text:span></text:p>
      <text:p text:style-name="P6"><text:span text:style-name="T17"><text:tab/><text:tab/></text:span><text:span text:style-name="T18">Algorithm:</text:span></text:p>
      <text:p text:style-name="P6"><text:span text:style-name="T18"><text:tab/><text:tab/><text:tab/>Set x to newX.</text:span></text:p>
      <text:p text:style-name="P6"><text:span text:style-name="T18"><text:tab/><text:tab/><text:tab/>Set y to newY.</text:span></text:p>
      <text:p text:style-name="P6"><text:span text:style-name="T18"><text:tab/><text:tab/><text:tab/>Set z to newZ.</text:span></text:p>
      <text:p text:style-name="P7"><text:span text:style-name="T18">End class pCorrectPoint.</text:span></text:p>
      <text:p text:style-name="P7"><text:span text:style-name="T18"/></text:p>
      <text:p text:style-name="P8"><text:span text:style-name="T20">Class pCorrectPlane:</text:span></text:p>
      <text:p text:style-name="P8"><text:span text:style-name="T20"><text:tab/>Public data:</text:span></text:p>
      <text:p text:style-name="P8"><text:span text:style-name="T20"><text:tab/><text:tab/>int totalX, totalY.</text:span></text:p>
      <text:p text:style-name="P8"><text:span text:style-name="T20"><text:tab/><text:tab/></text:span><text:span text:style-name="T21">pC</text:span><text:span text:style-name="T20">orrectPoint imagePointArray[][].</text:span></text:p>
      <text:p text:style-name="P8"><text:span text:style-name="T20"><text:tab/></text:span><text:span text:style-name="T21">Constructor:</text:span></text:p>
      <text:p text:style-name="P8"><text:span text:style-name="T21"><text:tab/><text:tab/>Args: none.</text:span></text:p>
      <text:p text:style-name="P8"><text:span text:style-name="T21"><text:tab/><text:tab/>Description: </text:span><text:span text:style-name="T22">Was originally used to produce a pCorrectPlane of a certain size. This is <text:tab/><text:tab/><text:tab/><text:tab/>now used to produce a pCorrectPlane made up of four pCorrectPoints. </text:span></text:p>
      <text:p text:style-name="P8"><text:span text:style-name="T22"><text:tab/><text:tab/>Algorithm:</text:span></text:p>
      <text:p text:style-name="P8"><text:span text:style-name="T22"><text:tab/><text:tab/><text:tab/></text:span><text:span text:style-name="T23">Initialize two loop counters.</text:span></text:p>
      <text:p text:style-name="P8"><text:span text:style-name="T23"><text:tab/><text:tab/><text:tab/>Initialize imagePointArray as a new pCorrectPoint of size 2, 2.</text:span></text:p>
      <text:p text:style-name="P8"><text:span text:style-name="T23"><text:tab/><text:tab/><text:tab/></text:span><text:span text:style-name="T24">Loop through and initialize every value in imagePointArray.</text:span></text:p>
      <text:p text:style-name="P8"><text:span text:style-name="T24"><text:tab/></text:span><text:span text:style-name="T25">p</text:span><text:span text:style-name="T24">ublic pCorrectPlane returnIntermediatePlane()</text:span></text:p>
      <text:p text:style-name="P8"><text:span text:style-name="T24"><text:tab/><text:tab/></text:span><text:span text:style-name="T25">Args: pCorrectCamera cam, double camDistFromPlane.</text:span></text:p>
      <text:p text:style-name="P9"><text:span text:style-name="T25"><text:tab/><text:tab/>Description: Given the input camera and distance from the plane, follow the first set of <text:tab/><text:tab/><text:tab/><text:tab/>equations listed on the following page: <text:tab/><text:tab/><text:tab/><text:tab/><text:tab/><text:tab/><text:tab/><text:tab/><text:tab/></text:span><text:a xlink:type="simple" xlink:href="http://en.wikipedia.org/wiki/3d_projection#Perspective_projection"><text:span text:style-name="T25">http://en.wikipedia.org/wiki/3d_projection#Perspective_projection</text:span></text:a></text:p>
      <text:p text:style-name="P9"><text:span text:style-name="T25"><text:tab/><text:tab/><text:tab/>to build an intermediate 3d plane of image points that will later be <text:tab/><text:tab/><text:tab/><text:tab/><text:tab/>converted to 2d points.</text:span></text:p>
      <text:p text:style-name="P9"><text:span text:style-name="T25"><text:tab/><text:tab/></text:span><text:span text:style-name="T26">Algorithm:</text:span></text:p>
      <text:p text:style-name="P9"><text:span text:style-name="T26"><text:tab/><text:tab/><text:tab/>Declare the output plane, two loop variables, and three Euler angles (as doubles).</text:span></text:p>
      <text:p text:style-name="P9"><text:span text:style-name="T26"><text:tab/><text:tab/><text:tab/></text:span><text:span text:style-name="T27">Convert the Euler angles (x, y, and z) to the radian values of cam.pitch, cam.roll, </text:span><text:soft-page-break/><text:span text:style-name="T27"><text:tab/><text:tab/><text:tab/><text:tab/>and cam.azimuth. </text:span><text:span text:style-name="T28">This step will save computational time.</text:span></text:p>
      <text:p text:style-name="P9"><text:span text:style-name="T27"><text:tab/><text:tab/><text:tab/></text:span><text:span text:style-name="T28">Loop through, and for each iteration:</text:span></text:p>
      <text:p text:style-name="P9"><text:span text:style-name="T28"><text:tab/><text:tab/><text:tab/><text:tab/>Print out the point at the loop location.</text:span></text:p>
      <text:p text:style-name="P9"><text:span text:style-name="T28"><text:tab/><text:tab/><text:tab/><text:tab/></text:span><text:span text:style-name="T29">Perform a lot of messy trigonometry on the x, y, and z of the intermediate <text:tab/><text:tab/><text:tab/><text:tab/><text:tab/>plane's imagePointArray.</text:span></text:p>
      <text:p text:style-name="P9"><text:span text:style-name="T29"><text:tab/><text:tab/><text:tab/>End loop.</text:span></text:p>
      <text:p text:style-name="P9"><text:span text:style-name="T29"><text:tab/><text:tab/><text:tab/>Return the intermediate plane.</text:span></text:p>
      <text:p text:style-name="P9"><text:span text:style-name="T29"><text:tab/>public pCorrectPoint[] calcCorners()</text:span></text:p>
      <text:p text:style-name="P9"><text:span text:style-name="T29"><text:tab/><text:tab/></text:span><text:span text:style-name="T30">Args: pCorrectPlane input, pCorrectCamera inCam.</text:span></text:p>
      <text:p text:style-name="P9"><text:span text:style-name="T30"><text:tab/><text:tab/>Description: </text:span><text:span text:style-name="T31">Calculates the final 2d points given a 3d plane and various camera data.</text:span></text:p>
      <text:p text:style-name="P9"><text:span text:style-name="T31"><text:tab/><text:tab/></text:span><text:span text:style-name="T32">Algorithm:</text:span></text:p>
      <text:p text:style-name="P9"><text:span text:style-name="T32"><text:tab/><text:tab/><text:tab/>Declare various loop variables, temporary values, and an output array of <text:tab/><text:tab/><text:tab/><text:tab/><text:tab/><text:tab/>pCorrectPoints.</text:span></text:p>
      <text:p text:style-name="P9"><text:span text:style-name="T32"><text:tab/><text:tab/><text:tab/></text:span><text:span text:style-name="T33">Loop through and for every value:</text:span></text:p>
      <text:p text:style-name="P9"><text:span text:style-name="T33"><text:tab/><text:tab/><text:tab/><text:tab/>Initialize the pCorrectPoint.</text:span></text:p>
      <text:p text:style-name="P9"><text:span text:style-name="T33"><text:tab/><text:tab/><text:tab/>End loop.</text:span></text:p>
      <text:p text:style-name="P9"><text:span text:style-name="T33"><text:tab/><text:tab/><text:tab/></text:span><text:span text:style-name="T34">Loop through and print out every input point for debugging purposes.</text:span></text:p>
      <text:p text:style-name="P9"><text:span text:style-name="T34"><text:tab/><text:tab/><text:tab/></text:span><text:span text:style-name="T35">Perform some messy calculations to get the vertices.</text:span></text:p>
      <text:p text:style-name="P9"><text:span text:style-name="T35"><text:tab/><text:tab/><text:tab/>Sanity check the coordinates so that they aren't located off the left edge of the <text:tab/><text:tab/><text:tab/><text:tab/><text:tab/>output image.</text:span></text:p>
      <text:p text:style-name="P9"><text:span text:style-name="T35"><text:tab/><text:tab/><text:tab/></text:span><text:span text:style-name="T36">Push the height of the image to PerspectiveTransformationEngine.</text:span></text:p>
      <text:p text:style-name="P9"><text:span text:style-name="T36"><text:tab/><text:tab/><text:tab/>Return the pCorrectPoint array.</text:span></text:p>
      <text:p text:style-name="P10"><text:span text:style-name="T37">End class pCorrectPla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07:58:28</meta:creation-date>
    <dc:date>2013-07-31T08:56:15</dc:date>
    <meta:editing-duration>PT53M50S</meta:editing-duration>
    <meta:editing-cycles>41</meta:editing-cycles>
    <meta:generator>LibreOffice/4.0.2.2$Linux_X86_64 LibreOffice_project/400m0$Build-2</meta:generator>
    <meta:document-statistic meta:table-count="0" meta:image-count="0" meta:object-count="0" meta:page-count="3" meta:paragraph-count="93" meta:word-count="761" meta:character-count="5146" meta:non-whitespace-character-count="4191"/>
  </office:meta>
</office:document-meta>
</file>